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2C200000130A9D40D9A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cm" draw:marker-start-width="0.2cm" draw:marker-end-width="0.2cm" draw:fill="solid" draw:fill-color="#000000" draw:textarea-horizontal-align="justify" draw:textarea-vertical-align="middle" draw:auto-grow-height="false" fo:min-height="0.022cm" fo:min-width="0.172cm" fo:padding-top="0.125cm" fo:padding-bottom="0.125cm" fo:padding-left="0.25cm" fo:padding-right="0.25cm"/>
    </style:style>
    <style:style style:name="gr3" style:family="graphic" style:parent-style-name="standard">
      <style:graphic-properties svg:stroke-width="0cm" draw:marker-start-width="0.2cm" draw:marker-end-width="0.2cm" draw:fill="solid" draw:fill-color="#ff0000" draw:textarea-horizontal-align="justify" draw:textarea-vertical-align="middle" draw:auto-grow-height="false" fo:min-height="0.022cm" fo:min-width="0.172cm" fo:padding-top="0.125cm" fo:padding-bottom="0.125cm" fo:padding-left="0.25cm" fo:padding-right="0.25cm"/>
    </style:style>
    <style:style style:name="gr4" style:family="graphic" style:parent-style-name="standard">
      <style:graphic-properties svg:stroke-width="0cm" draw:marker-start-width="0.2cm" draw:marker-end-width="0.2cm" draw:fill="solid" draw:fill-color="#0000ff" draw:textarea-horizontal-align="justify" draw:textarea-vertical-align="middle" draw:auto-grow-height="false" fo:min-height="0.022cm" fo:min-width="0.172cm" fo:padding-top="0.125cm" fo:padding-bottom="0.125cm" fo:padding-left="0.25cm" fo:padding-right="0.25cm"/>
    </style:style>
    <style:style style:name="gr5" style:family="graphic" style:parent-style-name="standard">
      <style:graphic-properties svg:stroke-width="0cm" draw:marker-start-width="0.2cm" draw:marker-end-width="0.2cm" draw:fill="solid" draw:fill-color="#ffffff" draw:textarea-horizontal-align="justify" draw:textarea-vertical-align="middle" draw:auto-grow-height="false" fo:min-height="0.022cm" fo:min-width="0.172cm" fo:padding-top="0.125cm" fo:padding-bottom="0.125cm" fo:padding-left="0.25cm" fo:padding-right="0.25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width="0cm" draw:marker-start-width="0.2cm" draw:marker-end-width="0.2cm" draw:fill="solid" draw:fill-color="#ff0000" draw:textarea-horizontal-align="justify" draw:textarea-vertical-align="middle" draw:auto-grow-height="false" fo:min-height="0.05cm" fo:min-width="0.2cm" fo:padding-top="0.125cm" fo:padding-bottom="0.125cm" fo:padding-left="0.25cm" fo:padding-right="0.25cm"/>
    </style:style>
    <style:style style:name="gr8" style:family="graphic" style:parent-style-name="standard">
      <style:graphic-properties svg:stroke-width="0cm" draw:marker-start-width="0.2cm" draw:marker-end-width="0.2cm" draw:fill="solid" draw:fill-color="#800080" draw:textarea-horizontal-align="justify" draw:textarea-vertical-align="middle" draw:auto-grow-height="false" fo:min-height="0.05cm" fo:min-width="0.2cm" fo:padding-top="0.125cm" fo:padding-bottom="0.125cm" fo:padding-left="0.25cm" fo:padding-right="0.25cm"/>
    </style:style>
    <style:style style:name="gr9" style:family="graphic" style:parent-style-name="standard">
      <style:graphic-properties svg:stroke-width="0cm" draw:marker-start-width="0.2cm" draw:marker-end-width="0.2cm" draw:fill="solid" draw:fill-color="#000000" draw:textarea-horizontal-align="justify" draw:textarea-vertical-align="middle" draw:auto-grow-height="false" fo:min-height="0.05cm" fo:min-width="0.2cm" fo:padding-top="0.125cm" fo:padding-bottom="0.125cm" fo:padding-left="0.25cm" fo:padding-right="0.25cm"/>
    </style:style>
    <style:style style:name="gr10" style:family="graphic" style:parent-style-name="standard">
      <style:graphic-properties svg:stroke-width="0cm" draw:marker-start-width="0.2cm" draw:marker-end-width="0.2cm" draw:fill="solid" draw:fill-color="#ffffff" draw:textarea-horizontal-align="justify" draw:textarea-vertical-align="middle" draw:auto-grow-height="false" fo:min-height="0.05cm" fo:min-width="0.2cm" fo:padding-top="0.125cm" fo:padding-bottom="0.125cm" fo:padding-left="0.25cm" fo:padding-right="0.25cm"/>
    </style:style>
    <style:style style:name="gr11" style:family="graphic" style:parent-style-name="standard">
      <style:graphic-properties svg:stroke-width="0cm" draw:marker-start-width="0.2cm" draw:marker-end-width="0.2cm" draw:fill="solid" draw:fill-color="#eb613d" draw:textarea-horizontal-align="justify" draw:textarea-vertical-align="middle" draw:auto-grow-height="false" fo:min-height="0.05cm" fo:min-width="0.2cm" fo:padding-top="0.125cm" fo:padding-bottom="0.125cm" fo:padding-left="0.25cm" fo:padding-right="0.25cm"/>
    </style:style>
    <style:style style:name="gr12" style:family="graphic" style:parent-style-name="standard">
      <style:graphic-properties svg:stroke-width="0cm" draw:marker-start-width="0.2cm" draw:marker-end-width="0.2cm" draw:fill="solid" draw:fill-color="#cccccc" draw:textarea-horizontal-align="justify" draw:textarea-vertical-align="middle" draw:auto-grow-height="false" fo:min-height="0.05cm" fo:min-width="1.05cm" fo:padding-top="0.125cm" fo:padding-bottom="0.125cm" fo:padding-left="0.25cm" fo:padding-right="0.25cm"/>
    </style:style>
    <style:style style:name="gr13" style:family="graphic" style:parent-style-name="standard">
      <style:graphic-properties svg:stroke-width="0cm" draw:marker-start-width="0.2cm" draw:marker-end-width="0.2cm" draw:fill="solid" draw:fill-color="#008080" draw:textarea-horizontal-align="justify" draw:textarea-vertical-align="middle" draw:auto-grow-height="false" fo:min-height="0.05cm" fo:min-width="0.2cm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style:paragraph-properties fo:text-align="center"/>
      <style:text-properties fo:color="#ffffff" fo:font-size="6pt" style:font-size-asian="6pt" style:font-size-complex="6pt"/>
    </style:style>
    <style:style style:name="T1" style:family="text">
      <style:text-properties fo:color="#ffffff" fo:font-size="6pt" style:font-size-asian="6pt" style:font-size-complex="6pt"/>
    </style:style>
    <style:style style:name="T2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973cm" svg:height="3.75cm" draw:transform="rotate (1.5707963267949) translate (7.2cm 12.05cm)">
          <draw:image xlink:href="Pictures/10000000000002C200000130A9D40D9A.jpg" xlink:type="simple" xlink:show="embed" xlink:actuate="onLoad">
            <text:p/>
          </draw:image>
        </draw:frame>
        <draw:custom-shape draw:style-name="gr2" draw:text-style-name="P3" draw:layer="layout" svg:width="0.7cm" svg:height="0.3cm" svg:x="11.05cm" svg:y="4.5cm">
          <text:p text:style-name="P2"><text:span text:style-name="T1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7cm" svg:height="0.3cm" svg:x="11.05cm" svg:y="4.85cm">
          <text:p text:style-name="P2"><text:span text:style-name="T1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7cm" svg:height="0.3cm" svg:x="11.05cm" svg:y="5.2cm">
          <text:p text:style-name="P1"><text:span text:style-name="T2">3.3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7cm" svg:height="0.3cm" svg:x="11.05cm" svg:y="5.55cm">
          <text:p text:style-name="P1"><text:span text:style-name="T2">R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3cm" svg:x="11.051cm" svg:y="5.9cm">
          <text:p text:style-name="P1"><text:span text:style-name="T2">B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3cm" svg:x="11.051cm" svg:y="6.25cm">
          <text:p text:style-name="P1"><text:span text:style-name="T2">B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3cm" svg:x="11.051cm" svg:y="6.6cm">
          <text:p text:style-name="P1"><text:span text:style-name="T2">B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3cm" svg:x="11.051cm" svg:y="6.95cm">
          <text:p text:style-name="P1"><text:span text:style-name="T2">B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3cm" svg:x="11.049cm" svg:y="7.3cm">
          <text:p text:style-name="P1"><text:span text:style-name="T2">A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3cm" svg:x="11.049cm" svg:y="7.65cm">
          <text:p text:style-name="P1"><text:span text:style-name="T2">A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3cm" svg:x="11.049cm" svg:y="8cm">
          <text:p text:style-name="P1"><text:span text:style-name="T2">A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3cm" svg:x="11.049cm" svg:y="8.35cm">
          <text:p text:style-name="P1"><text:span text:style-name="T2">A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3cm" svg:x="11.05cm" svg:y="8.7cm">
          <text:p text:style-name="P1"><text:span text:style-name="T2">A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3cm" svg:x="11.05cm" svg:y="9.05cm">
          <text:p text:style-name="P1"><text:span text:style-name="T2">A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3cm" svg:x="11.05cm" svg:y="9.4cm">
          <text:p text:style-name="P1"><text:span text:style-name="T2">A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3cm" svg:x="11.05cm" svg:y="9.75cm">
          <text:p text:style-name="P1"><text:span text:style-name="T2">A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3cm" svg:x="11.05cm" svg:y="10.1cm">
          <text:p text:style-name="P1"><text:span text:style-name="T2">C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3cm" svg:x="11.05cm" svg:y="10.45cm">
          <text:p text:style-name="P1"><text:span text:style-name="T2">C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3cm" svg:x="11.051cm" svg:y="10.8cm">
          <text:p text:style-name="P1"><text:span text:style-name="T2">C1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11.05cm" svg:y1="4.65cm" svg:x2="10.75cm" svg:y2="4.65cm">
          <text:p/>
        </draw:line>
        <draw:line draw:style-name="gr6" draw:text-style-name="P1" draw:layer="layout" svg:x1="11.05cm" svg:y1="5cm" svg:x2="10.75cm" svg:y2="5cm">
          <text:p/>
        </draw:line>
        <draw:line draw:style-name="gr6" draw:text-style-name="P1" draw:layer="layout" svg:x1="11.05cm" svg:y1="5.35cm" svg:x2="10.75cm" svg:y2="5.35cm">
          <text:p/>
        </draw:line>
        <draw:line draw:style-name="gr6" draw:text-style-name="P1" draw:layer="layout" svg:x1="11.05cm" svg:y1="5.7cm" svg:x2="10.75cm" svg:y2="5.7cm">
          <text:p/>
        </draw:line>
        <draw:line draw:style-name="gr6" draw:text-style-name="P1" draw:layer="layout" svg:x1="11.05cm" svg:y1="6.05cm" svg:x2="10.75cm" svg:y2="6.05cm">
          <text:p/>
        </draw:line>
        <draw:line draw:style-name="gr6" draw:text-style-name="P1" draw:layer="layout" svg:x1="11.05cm" svg:y1="6.4cm" svg:x2="10.75cm" svg:y2="6.4cm">
          <text:p/>
        </draw:line>
        <draw:line draw:style-name="gr6" draw:text-style-name="P1" draw:layer="layout" svg:x1="11.05cm" svg:y1="6.75cm" svg:x2="10.75cm" svg:y2="6.75cm">
          <text:p/>
        </draw:line>
        <draw:line draw:style-name="gr6" draw:text-style-name="P1" draw:layer="layout" svg:x1="11.05cm" svg:y1="7.1cm" svg:x2="10.75cm" svg:y2="7.1cm">
          <text:p/>
        </draw:line>
        <draw:line draw:style-name="gr6" draw:text-style-name="P1" draw:layer="layout" svg:x1="11.049cm" svg:y1="7.45cm" svg:x2="10.749cm" svg:y2="7.45cm">
          <text:p/>
        </draw:line>
        <draw:line draw:style-name="gr6" draw:text-style-name="P1" draw:layer="layout" svg:x1="11.049cm" svg:y1="7.8cm" svg:x2="10.749cm" svg:y2="7.8cm">
          <text:p/>
        </draw:line>
        <draw:line draw:style-name="gr6" draw:text-style-name="P1" draw:layer="layout" svg:x1="11.049cm" svg:y1="8.15cm" svg:x2="10.749cm" svg:y2="8.15cm">
          <text:p/>
        </draw:line>
        <draw:line draw:style-name="gr6" draw:text-style-name="P1" draw:layer="layout" svg:x1="11.049cm" svg:y1="8.5cm" svg:x2="10.749cm" svg:y2="8.5cm">
          <text:p/>
        </draw:line>
        <draw:line draw:style-name="gr6" draw:text-style-name="P1" draw:layer="layout" svg:x1="11.049cm" svg:y1="8.85cm" svg:x2="10.749cm" svg:y2="8.85cm">
          <text:p/>
        </draw:line>
        <draw:line draw:style-name="gr6" draw:text-style-name="P1" draw:layer="layout" svg:x1="11.049cm" svg:y1="9.2cm" svg:x2="10.749cm" svg:y2="9.2cm">
          <text:p/>
        </draw:line>
        <draw:line draw:style-name="gr6" draw:text-style-name="P1" draw:layer="layout" svg:x1="11.049cm" svg:y1="9.55cm" svg:x2="10.749cm" svg:y2="9.55cm">
          <text:p/>
        </draw:line>
        <draw:line draw:style-name="gr6" draw:text-style-name="P1" draw:layer="layout" svg:x1="11.049cm" svg:y1="9.9cm" svg:x2="10.749cm" svg:y2="9.9cm">
          <text:p/>
        </draw:line>
        <draw:line draw:style-name="gr6" draw:text-style-name="P1" draw:layer="layout" svg:x1="11.05cm" svg:y1="10.25cm" svg:x2="10.75cm" svg:y2="10.25cm">
          <text:p/>
        </draw:line>
        <draw:line draw:style-name="gr6" draw:text-style-name="P1" draw:layer="layout" svg:x1="11.05cm" svg:y1="10.6cm" svg:x2="10.75cm" svg:y2="10.6cm">
          <text:p/>
        </draw:line>
        <draw:line draw:style-name="gr6" draw:text-style-name="P1" draw:layer="layout" svg:x1="11.05cm" svg:y1="10.95cm" svg:x2="10.75cm" svg:y2="10.95cm">
          <text:p/>
        </draw:line>
        <draw:line draw:style-name="gr6" draw:text-style-name="P1" draw:layer="layout" svg:x1="11.05cm" svg:y1="11.3cm" svg:x2="10.75cm" svg:y2="11.3cm">
          <text:p/>
        </draw:line>
        <draw:custom-shape draw:style-name="gr5" draw:text-style-name="P1" draw:layer="layout" svg:width="0.7cm" svg:height="0.3cm" svg:x="6.398cm" svg:y="5.85cm">
          <text:p text:style-name="P1"><text:span text:style-name="T2">A8</text:span></text:p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3cm" svg:x="6.398cm" svg:y="6.2cm">
          <text:p text:style-name="P1"><text:span text:style-name="T2">A9</text:span></text:p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3cm" svg:x="6.398cm" svg:y="6.55cm">
          <text:p text:style-name="P1"><text:span text:style-name="T2">A10</text:span></text:p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3cm" svg:x="6.398cm" svg:y="6.9cm">
          <text:p text:style-name="P1"><text:span text:style-name="T2">A11</text:span></text:p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3cm" svg:x="6.4cm" svg:y="7.25cm">
          <text:p text:style-name="P1"><text:span text:style-name="T2">A12</text:span></text:p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3cm" svg:x="6.4cm" svg:y="7.6cm">
          <text:p text:style-name="P1"><text:span text:style-name="T2">A15</text:span></text:p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3cm" svg:x="6.4cm" svg:y="7.95cm">
          <text:p text:style-name="P1"><text:span text:style-name="T2">B3</text:span></text:p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3cm" svg:x="6.4cm" svg:y="8.3cm">
          <text:p text:style-name="P1"><text:span text:style-name="T2">B4</text:span></text:p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3cm" svg:x="6.399cm" svg:y="8.65cm">
          <text:p text:style-name="P1"><text:span text:style-name="T2">B5</text:span></text:p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3cm" svg:x="6.399cm" svg:y="9cm">
          <text:p text:style-name="P1"><text:span text:style-name="T2">B6</text:span></text:p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3cm" svg:x="6.399cm" svg:y="9.35cm">
          <text:p text:style-name="P1"><text:span text:style-name="T2">B7</text:span></text:p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3cm" svg:x="6.399cm" svg:y="9.7cm">
          <text:p text:style-name="P1"><text:span text:style-name="T2">B8</text:span></text:p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7cm" svg:height="0.3cm" svg:x="6.399cm" svg:y="10.05cm">
          <text:p text:style-name="P1"><text:span text:style-name="T2">B9</text:span></text:p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7.099cm" svg:y1="4.6cm" svg:x2="7.399cm" svg:y2="4.6cm">
          <text:p/>
        </draw:line>
        <draw:line draw:style-name="gr6" draw:text-style-name="P1" draw:layer="layout" svg:x1="7.099cm" svg:y1="4.95cm" svg:x2="7.399cm" svg:y2="4.95cm">
          <text:p/>
        </draw:line>
        <draw:line draw:style-name="gr6" draw:text-style-name="P1" draw:layer="layout" svg:x1="7.099cm" svg:y1="5.3cm" svg:x2="7.399cm" svg:y2="5.3cm">
          <text:p/>
        </draw:line>
        <draw:line draw:style-name="gr6" draw:text-style-name="P1" draw:layer="layout" svg:x1="7.099cm" svg:y1="5.65cm" svg:x2="7.399cm" svg:y2="5.65cm">
          <text:p/>
        </draw:line>
        <draw:line draw:style-name="gr6" draw:text-style-name="P1" draw:layer="layout" svg:x1="7.099cm" svg:y1="6cm" svg:x2="7.399cm" svg:y2="6cm">
          <text:p/>
        </draw:line>
        <draw:line draw:style-name="gr6" draw:text-style-name="P1" draw:layer="layout" svg:x1="7.099cm" svg:y1="6.35cm" svg:x2="7.399cm" svg:y2="6.35cm">
          <text:p/>
        </draw:line>
        <draw:line draw:style-name="gr6" draw:text-style-name="P1" draw:layer="layout" svg:x1="7.099cm" svg:y1="6.7cm" svg:x2="7.399cm" svg:y2="6.7cm">
          <text:p/>
        </draw:line>
        <draw:line draw:style-name="gr6" draw:text-style-name="P1" draw:layer="layout" svg:x1="7.099cm" svg:y1="7.05cm" svg:x2="7.399cm" svg:y2="7.05cm">
          <text:p/>
        </draw:line>
        <draw:line draw:style-name="gr6" draw:text-style-name="P1" draw:layer="layout" svg:x1="7.1cm" svg:y1="7.4cm" svg:x2="7.4cm" svg:y2="7.4cm">
          <text:p/>
        </draw:line>
        <draw:line draw:style-name="gr6" draw:text-style-name="P1" draw:layer="layout" svg:x1="7.1cm" svg:y1="7.75cm" svg:x2="7.4cm" svg:y2="7.75cm">
          <text:p/>
        </draw:line>
        <draw:line draw:style-name="gr6" draw:text-style-name="P1" draw:layer="layout" svg:x1="7.1cm" svg:y1="8.1cm" svg:x2="7.4cm" svg:y2="8.1cm">
          <text:p/>
        </draw:line>
        <draw:line draw:style-name="gr6" draw:text-style-name="P1" draw:layer="layout" svg:x1="7.1cm" svg:y1="8.45cm" svg:x2="7.4cm" svg:y2="8.45cm">
          <text:p/>
        </draw:line>
        <draw:line draw:style-name="gr6" draw:text-style-name="P1" draw:layer="layout" svg:x1="7.1cm" svg:y1="8.8cm" svg:x2="7.4cm" svg:y2="8.8cm">
          <text:p/>
        </draw:line>
        <draw:line draw:style-name="gr6" draw:text-style-name="P1" draw:layer="layout" svg:x1="7.1cm" svg:y1="9.15cm" svg:x2="7.4cm" svg:y2="9.15cm">
          <text:p/>
        </draw:line>
        <draw:line draw:style-name="gr6" draw:text-style-name="P1" draw:layer="layout" svg:x1="7.1cm" svg:y1="9.5cm" svg:x2="7.4cm" svg:y2="9.5cm">
          <text:p/>
        </draw:line>
        <draw:line draw:style-name="gr6" draw:text-style-name="P1" draw:layer="layout" svg:x1="7.1cm" svg:y1="9.85cm" svg:x2="7.4cm" svg:y2="9.85cm">
          <text:p/>
        </draw:line>
        <draw:line draw:style-name="gr6" draw:text-style-name="P1" draw:layer="layout" svg:x1="7.099cm" svg:y1="10.2cm" svg:x2="7.399cm" svg:y2="10.2cm">
          <text:p/>
        </draw:line>
        <draw:line draw:style-name="gr6" draw:text-style-name="P1" draw:layer="layout" svg:x1="7.099cm" svg:y1="10.55cm" svg:x2="7.399cm" svg:y2="10.55cm">
          <text:p/>
        </draw:line>
        <draw:line draw:style-name="gr6" draw:text-style-name="P1" draw:layer="layout" svg:x1="7.099cm" svg:y1="10.9cm" svg:x2="7.399cm" svg:y2="10.9cm">
          <text:p/>
        </draw:line>
        <draw:line draw:style-name="gr6" draw:text-style-name="P1" draw:layer="layout" svg:x1="7.099cm" svg:y1="11.25cm" svg:x2="7.399cm" svg:y2="11.25cm">
          <text:p/>
        </draw:line>
        <draw:custom-shape draw:style-name="gr7" draw:text-style-name="P1" draw:layer="layout" svg:width="0.7cm" svg:height="0.3cm" svg:x="6.4cm" svg:y="11.1cm">
          <text:p text:style-name="P1"><text:span text:style-name="T2">3.3V</text:span></text:p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0.7cm" svg:height="0.3cm" svg:x="6.4cm" svg:y="10.4cm">
          <text:p text:style-name="P1"><text:span text:style-name="T2">5V</text:span></text:p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0.7cm" svg:height="0.3cm" svg:x="6.4cm" svg:y="10.75cm">
          <text:p text:style-name="P2"><text:span text:style-name="T1">GND</text:span></text:p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0.7cm" svg:height="0.3cm" svg:x="6.4cm" svg:y="4.45cm">
          <text:p text:style-name="P1"><text:span text:style-name="T2">B12</text:span></text:p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0.7cm" svg:height="0.3cm" svg:x="6.4cm" svg:y="4.8cm">
          <text:p text:style-name="P1"><text:span text:style-name="T2">B13</text:span></text:p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0.7cm" svg:height="0.3cm" svg:x="6.4cm" svg:y="5.15cm">
          <text:p text:style-name="P1"><text:span text:style-name="T2">B14</text:span></text:p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0.7cm" svg:height="0.3cm" svg:x="6.4cm" svg:y="5.5cm">
          <text:p text:style-name="P1"><text:span text:style-name="T2">B15</text:span></text:p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0.7cm" svg:height="0.3cm" svg:x="11.05cm" svg:y="11.15cm">
          <text:p text:style-name="P1"><text:span text:style-name="T2">3VB</text:span></text:p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1.55cm" svg:height="0.3cm" svg:x="4.55cm" svg:y="6.201cm">
          <text:p text:style-name="P1"><text:span text:style-name="T2">USART1 TX</text:span></text:p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6.101cm" svg:y1="6.351cm" svg:x2="6.401cm" svg:y2="6.351cm">
          <text:p/>
        </draw:line>
        <draw:custom-shape draw:style-name="gr12" draw:text-style-name="P1" draw:layer="layout" svg:width="1.55cm" svg:height="0.3cm" svg:x="4.547cm" svg:y="6.55cm">
          <text:p text:style-name="P1"><text:span text:style-name="T2">USART1 RX</text:span></text:p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6.098cm" svg:y1="6.7cm" svg:x2="6.398cm" svg:y2="6.7cm">
          <text:p/>
        </draw:line>
        <draw:custom-shape draw:style-name="gr12" draw:text-style-name="P1" draw:layer="layout" svg:width="1.55cm" svg:height="0.3cm" svg:x="12.051cm" svg:y="8.7cm">
          <text:p text:style-name="P1"><text:span text:style-name="T2">USART2 RX</text:span></text:p>
          <draw:enhanced-geometry svg:viewBox="0 0 21600 21600" draw:path-stretchpoint-x="10800" draw:path-stretchpoint-y="10800" draw:text-areas="?f3 ?f4 ?f5 ?f6" draw:mirror-horizont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12.05cm" svg:y1="8.85cm" svg:x2="11.75cm" svg:y2="8.85cm">
          <text:p/>
        </draw:line>
        <draw:custom-shape draw:style-name="gr12" draw:text-style-name="P1" draw:layer="layout" svg:width="1.55cm" svg:height="0.3cm" svg:x="12.054cm" svg:y="9.049cm">
          <text:p text:style-name="P1"><text:span text:style-name="T2">USART2 TX</text:span></text:p>
          <draw:enhanced-geometry svg:viewBox="0 0 21600 21600" draw:path-stretchpoint-x="10800" draw:path-stretchpoint-y="10800" draw:text-areas="?f3 ?f4 ?f5 ?f6" draw:mirror-horizont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12.053cm" svg:y1="9.199cm" svg:x2="11.753cm" svg:y2="9.199cm">
          <text:p/>
        </draw:line>
        <draw:line draw:style-name="gr6" draw:text-style-name="P1" draw:layer="layout" svg:x1="8.5cm" svg:y1="12.251cm" svg:x2="8.5cm" svg:y2="11.951cm">
          <text:p/>
        </draw:line>
        <draw:custom-shape draw:style-name="gr7" draw:text-style-name="P1" draw:layer="layout" svg:width="0.7cm" svg:height="0.3cm" draw:transform="rotate (-1.5707963267949) translate (8.65cm 12.25cm)">
          <text:p text:style-name="P1"><text:span text:style-name="T2">3.3V</text:span></text:p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8.85cm" svg:y1="12.252cm" svg:x2="8.85cm" svg:y2="11.952cm">
          <text:p/>
        </draw:line>
        <draw:custom-shape draw:style-name="gr13" draw:text-style-name="P1" draw:layer="layout" svg:width="0.7cm" svg:height="0.3cm" draw:transform="rotate (-1.5707963267949) translate (9cm 12.251cm)">
          <text:p text:style-name="P1"><text:span text:style-name="T2">DIO</text:span></text:p>
          <draw:enhanced-geometry svg:viewBox="0 0 21600 21600" draw:path-stretchpoint-x="10800" draw:path-stretchpoint-y="10800" draw:text-areas="?f3 ?f4 ?f5 ?f6" draw:mirror-horizont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9.25cm" svg:y1="12.251cm" svg:x2="9.25cm" svg:y2="11.951cm">
          <text:p/>
        </draw:line>
        <draw:custom-shape draw:style-name="gr13" draw:text-style-name="P1" draw:layer="layout" svg:width="0.7cm" svg:height="0.3cm" draw:transform="rotate (-1.5707963267949) translate (9.4cm 12.25cm)">
          <text:p text:style-name="P1"><text:span text:style-name="T2">DCLK</text:span></text:p>
          <draw:enhanced-geometry svg:viewBox="0 0 21600 21600" draw:path-stretchpoint-x="10800" draw:path-stretchpoint-y="10800" draw:text-areas="?f3 ?f4 ?f5 ?f6" draw:mirror-horizontal="tru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9.65cm" svg:y1="12.251cm" svg:x2="9.65cm" svg:y2="11.951cm">
          <text:p/>
        </draw:line>
        <draw:custom-shape draw:style-name="gr9" draw:text-style-name="P1" draw:layer="layout" svg:width="0.7cm" svg:height="0.3cm" draw:transform="rotate (-1.5707963267949) translate (9.8cm 12.25cm)">
          <text:p text:style-name="P1"><text:span text:style-name="T2">GND</text:span></text:p>
          <draw:enhanced-geometry svg:viewBox="0 0 21600 21600" draw:path-stretchpoint-x="10800" draw:path-stretchpoint-y="10800" draw:text-areas="?f3 ?f4 ?f5 ?f6" draw:mirror-horizontal="tru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Сергей Задябин</meta:initial-creator>
    <meta:creation-date>2016-07-17T15:44:01.908598592</meta:creation-date>
    <dc:date>2016-07-17T16:10:37.178847964</dc:date>
    <dc:creator>Сергей Задябин</dc:creator>
    <meta:editing-duration>PT26M34S</meta:editing-duration>
    <meta:editing-cycles>6</meta:editing-cycles>
    <meta:generator>LibreOffice/4.3.3.2$Linux_x86 LibreOffice_project/430m0$Build-2</meta:generator>
    <meta:document-statistic meta:object-count="97"/>
  </office:meta>
</office:document-meta>
</file>